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text-underline-style="none" officeooo:rsid="00177330" officeooo:paragraph-rsid="001bde30"/>
    </style:style>
    <style:style style:name="P2" style:family="paragraph" style:parent-style-name="Standard">
      <style:paragraph-properties fo:text-align="center" style:justify-single-word="false"/>
      <style:text-properties style:text-underline-style="none" officeooo:rsid="002f8abf" officeooo:paragraph-rsid="001bde30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2f8abf" officeooo:paragraph-rsid="001bde30"/>
    </style:style>
    <style:style style:name="P4" style:family="paragraph" style:parent-style-name="Standard">
      <style:paragraph-properties fo:text-align="center" style:justify-single-word="false"/>
      <style:text-properties style:text-underline-style="none" officeooo:rsid="002c18e8" officeooo:paragraph-rsid="001bde30"/>
    </style:style>
    <style:style style:name="P5" style:family="paragraph" style:parent-style-name="Standard">
      <style:paragraph-properties fo:text-align="center" style:justify-single-word="false"/>
      <style:text-properties style:text-underline-style="none" officeooo:rsid="0021c892" officeooo:paragraph-rsid="001bde30"/>
    </style:style>
    <style:style style:name="P6" style:family="paragraph" style:parent-style-name="Standard">
      <style:text-properties style:text-underline-style="none" officeooo:rsid="0012365b" officeooo:paragraph-rsid="001fbdb4"/>
    </style:style>
    <style:style style:name="P7" style:family="paragraph" style:parent-style-name="Standard">
      <style:paragraph-properties fo:text-align="center" style:justify-single-word="false"/>
      <style:text-properties style:text-underline-style="none" officeooo:rsid="0020d947" officeooo:paragraph-rsid="0020d947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77330" officeooo:paragraph-rsid="001bde30"/>
    </style:style>
    <style:style style:name="P9" style:family="paragraph" style:parent-style-name="Standard">
      <style:text-properties style:text-underline-style="solid" style:text-underline-width="auto" style:text-underline-color="font-color" officeooo:rsid="00177330" officeooo:paragraph-rsid="001bde30"/>
    </style:style>
    <style:style style:name="P10" style:family="paragraph" style:parent-style-name="Table_20_Contents">
      <style:paragraph-properties fo:text-align="center" style:justify-single-word="false"/>
      <style:text-properties officeooo:rsid="002f8abf" officeooo:paragraph-rsid="001bde30"/>
    </style:style>
    <style:style style:name="P11" style:family="paragraph" style:parent-style-name="Table_20_Contents">
      <style:paragraph-properties fo:text-align="center" style:justify-single-word="false"/>
      <style:text-properties officeooo:rsid="0022b0b4" officeooo:paragraph-rsid="0022b0b4"/>
    </style:style>
    <style:style style:name="P12" style:family="paragraph" style:parent-style-name="Standard">
      <style:text-properties style:text-underline-style="none" officeooo:rsid="0022b0b4" officeooo:paragraph-rsid="0022b0b4"/>
    </style:style>
    <style:style style:name="T1" style:family="text">
      <style:text-properties officeooo:rsid="002f8abf"/>
    </style:style>
    <style:style style:name="T2" style:family="text">
      <style:text-properties officeooo:rsid="0024316b"/>
    </style:style>
    <style:style style:name="T3" style:family="text">
      <style:text-properties officeooo:rsid="0008677d"/>
    </style:style>
    <style:style style:name="T4" style:family="text">
      <style:text-properties officeooo:rsid="000bf03a"/>
    </style:style>
    <style:style style:name="T5" style:family="text">
      <style:text-properties officeooo:rsid="000e632e"/>
    </style:style>
    <style:style style:name="T6" style:family="text">
      <style:text-properties officeooo:rsid="000ffb8b"/>
    </style:style>
    <style:style style:name="T7" style:family="text">
      <style:text-properties officeooo:rsid="000c8439"/>
    </style:style>
    <style:style style:name="T8" style:family="text">
      <style:text-properties officeooo:rsid="000aad13"/>
    </style:style>
    <style:style style:name="T9" style:family="text">
      <style:text-properties officeooo:rsid="001a796b"/>
    </style:style>
    <style:style style:name="T10" style:family="text">
      <style:text-properties officeooo:rsid="001d3407"/>
    </style:style>
    <style:style style:name="T11" style:family="text">
      <style:text-properties officeooo:rsid="0005158d"/>
    </style:style>
    <style:style style:name="T12" style:family="text">
      <style:text-properties officeooo:rsid="0022b0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chnical Report</text:p>
      <text:p text:style-name="P2"/>
      <text:p text:style-name="P2">Course Number: CS 4982</text:p>
      <text:p text:style-name="P2"/>
      <text:p text:style-name="P2"/>
      <text:p text:style-name="P2"/>
      <text:p text:style-name="P2"/>
      <text:p text:style-name="P2">Proposal Title</text:p>
      <text:p text:style-name="P2"/>
      <text:p text:style-name="P7">Comparing Machine Learning Algorithms on Time Series Data</text:p>
      <text:p text:style-name="P2"/>
      <text:p text:style-name="P2"/>
      <text:p text:style-name="P2"/>
      <text:p text:style-name="P2"/>
      <text:p text:style-name="P2"/>
      <text:p text:style-name="P2">Name: Eric Foote</text:p>
      <text:p text:style-name="P2"/>
      <text:p text:style-name="P2">ID Number: 3502094</text:p>
      <text:p text:style-name="P2"/>
      <text:p text:style-name="P2"/>
      <text:p text:style-name="P3">Friday September 24 2021<text:tab/><text:tab/><text:tab/><text:tab/><text:tab/><text:tab/><text:tab/>Supervisor: Dr. P.Mahanti</text:p>
      <text:p text:style-name="P2"/>
      <text:p text:style-name="P2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4">Department of Computer Science </text:p>
      <text:p text:style-name="P4"/>
      <text:p text:style-name="P4">University of New Brunswick Saint John</text:p>
      <text:p text:style-name="P9"/>
      <text:p text:style-name="P9"><text:soft-page-break/>Abstract</text:p>
      <text:p text:style-name="P9"/>
      <text:p text:style-name="P6">The goals of the project <text:span text:style-name="T9">is </text:span><text:span text:style-name="T3">to create </text:span><text:span text:style-name="T6">three</text:span><text:span text:style-name="T3"> machine learning model</text:span><text:span text:style-name="T5">s</text:span><text:span text:style-name="T3"> that can be used to predict the stock prices of BlackBerry. </text:span>The methodology the project is going to use is <text:span text:style-name="T3">Long Short Term Memory (LSTM), Gated Recurrent Units (GRU) and Gated Adversarial Networks (GAN). </text:span><text:span text:style-name="T5">T</text:span>he problem the project is going to address is <text:span text:style-name="T3">accurate stock price prediction. </text:span>The existing resources I will depend on are <text:span text:style-name="T3">various python packages for data science such as tensor flow, pandas </text:span><text:span text:style-name="T4">and stock data from </text:span><text:span text:style-name="T5">Y</text:span><text:span text:style-name="T4">ahoo </text:span><text:span text:style-name="T5">F</text:span><text:span text:style-name="T4">inance</text:span><text:span text:style-name="T3">.</text:span><text:span text:style-name="T10"> T</text:span>he contribution <text:span text:style-name="T11">I intend to make is </text:span><text:span text:style-name="T3">a comparison of the </text:span><text:span text:style-name="T6">three</text:span><text:span text:style-name="T3"> </text:span><text:span text:style-name="T4">different</text:span><text:span text:style-name="T3"> models where I look at the compilation time, accuracy and errors. </text:span><text:span text:style-name="T6">T</text:span><text:span text:style-name="T5">hen</text:span><text:span text:style-name="T4"> draw</text:span><text:span text:style-name="T6">ing </text:span><text:span text:style-name="T4">conclusions about predicting financial data. </text:span>The evaluation of the project <text:span text:style-name="T5">will be</text:span> <text:span text:style-name="T3">training the models on </text:span><text:span text:style-name="T5">BlackBerry </text:span><text:span text:style-name="T4">stock </text:span><text:span text:style-name="T3">data </text:span><text:span text:style-name="T6">recorded daily</text:span><text:span text:style-name="T3"> </text:span><text:span text:style-name="T7">from February 4 1999 to September 27 2021</text:span><text:span text:style-name="T3"> to predict September 28 </text:span><text:span text:style-name="T8">2021. </text:span><text:span text:style-name="T7">Some of the recent </text:span>work that has already been done in the area is <text:span text:style-name="T4">stock price prediction for S&amp;P 500 Companies by Zhong and Hitchcock; work on Stock Price Movement Predictions by Bhardwaj </text:span><text:span text:style-name="T7">and Stock price prediction using BERT and GAN by Sonkiya, </text:span><text:span text:style-name="T6">Bajpai and Bansal</text:span><text:span text:style-name="T7">. </text:span><text:span text:style-name="T6">Through these papers I was able to reduce the set of models down to these 3 since they were commonly applied. </text:span>The plans for the project are <text:span text:style-name="T7">to research and create all </text:span><text:span text:style-name="T6">three</text:span><text:span text:style-name="T7"> models using the training data and then </text:span><text:span text:style-name="T6">test on the following days results; which can be verified using Yahoo Finance historical data tool then tweak and compare.</text:span></text:p>
      <text:p text:style-name="P1"/>
      <text:p text:style-name="P1"/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1">Project </text:span>Schedule</text:p>
      <text:p text:style-name="P9"/>
      <table:table table:name="Table1" table:style-name="Table1">
        <table:table-column table:style-name="Table1.A" table:number-columns-repeated="3"/>
        <table:table-row table:style-name="TableLine94344250382096">
          <table:table-cell table:style-name="Table1.A1" office:value-type="string">
            <text:p text:style-name="P10">Week #</text:p>
          </table:table-cell>
          <table:table-cell table:style-name="Table1.A1" office:value-type="string">
            <text:p text:style-name="P10">Hours</text:p>
          </table:table-cell>
          <table:table-cell table:style-name="Table1.A1" office:value-type="string">
            <text:p text:style-name="P10">Total Hours</text:p>
          </table:table-cell>
        </table:table-row>
        <table:table-row table:style-name="TableLine94344250419584">
          <table:table-cell table:style-name="Table1.A1" office:value-type="string">
            <text:p text:style-name="P10">Week 1 (Sept 26 – Oct 2)</text:p>
          </table:table-cell>
          <table:table-cell table:style-name="Table1.A1" office:value-type="string">
            <text:p text:style-name="P10">5 for Research; 5 for Technology Setup</text:p>
          </table:table-cell>
          <table:table-cell table:style-name="Table1.A1" office:value-type="string">
            <text:p text:style-name="P10">1<text:span text:style-name="T12">0</text:span></text:p>
          </table:table-cell>
        </table:table-row>
        <table:table-row table:style-name="TableLine94344250364272">
          <table:table-cell table:style-name="Table1.A1" office:value-type="string">
            <text:p text:style-name="P5">Week <text:span text:style-name="T2">2</text:span> (<text:span text:style-name="T2">Oct 3</text:span> <text:span text:style-name="T1">– </text:span>Oct <text:span text:style-name="T2">9</text:span>)</text:p>
          </table:table-cell>
          <table:table-cell table:style-name="Table1.A1" office:value-type="string">
            <text:p text:style-name="P10"><text:span text:style-name="T12">1</text:span> for Research; 10 for Coding</text:p>
          </table:table-cell>
          <table:table-cell table:style-name="Table1.A1" office:value-type="string">
            <text:p text:style-name="P11">21</text:p>
          </table:table-cell>
        </table:table-row>
        <table:table-row table:style-name="TableLine94344250362640">
          <table:table-cell table:style-name="Table1.A1" office:value-type="string">
            <text:p text:style-name="P10">Week 3 (Oct 10 – Oct 16)</text:p>
          </table:table-cell>
          <table:table-cell table:style-name="Table1.A1" office:value-type="string">
            <text:p text:style-name="P10">2 for Progress Report; 8 for Coding; <text:span text:style-name="T12">1</text:span> Research</text:p>
          </table:table-cell>
          <table:table-cell table:style-name="Table1.A1" office:value-type="string">
            <text:p text:style-name="P11">32</text:p>
          </table:table-cell>
        </table:table-row>
        <table:table-row table:style-name="TableLine94344250363168">
          <table:table-cell table:style-name="Table1.A1" office:value-type="string">
            <text:p text:style-name="P10">Week 4 (Oct 17 – 23)</text:p>
          </table:table-cell>
          <table:table-cell table:style-name="Table1.A1" office:value-type="string">
            <text:p text:style-name="P10">1<text:span text:style-name="T12">1</text:span> for Coding</text:p>
          </table:table-cell>
          <table:table-cell table:style-name="Table1.A1" office:value-type="string">
            <text:p text:style-name="P11">43</text:p>
          </table:table-cell>
        </table:table-row>
        <table:table-row table:style-name="TableLine94344250461136">
          <table:table-cell table:style-name="Table1.A1" office:value-type="string">
            <text:p text:style-name="P10">Week 5 (Oct 24 – Oct 30)</text:p>
          </table:table-cell>
          <table:table-cell table:style-name="Table1.A1" office:value-type="string">
            <text:p text:style-name="P10">2 for Progress Report; <text:span text:style-name="T12">9</text:span> for Coding</text:p>
          </table:table-cell>
          <table:table-cell table:style-name="Table1.A1" office:value-type="string">
            <text:p text:style-name="P11">54</text:p>
          </table:table-cell>
        </table:table-row>
        <table:table-row table:style-name="TableLine94344250462336">
          <table:table-cell table:style-name="Table1.A1" office:value-type="string">
            <text:p text:style-name="P10">Week 6 (Oct 31 – Nov 6)</text:p>
          </table:table-cell>
          <table:table-cell table:style-name="Table1.A1" office:value-type="string">
            <text:p text:style-name="P10">1<text:span text:style-name="T12">1</text:span> for Coding</text:p>
          </table:table-cell>
          <table:table-cell table:style-name="Table1.A1" office:value-type="string">
            <text:p text:style-name="P11">65</text:p>
          </table:table-cell>
        </table:table-row>
        <table:table-row table:style-name="TableLine94344250463312">
          <table:table-cell table:style-name="Table1.A1" office:value-type="string">
            <text:p text:style-name="P10">Week 7 (Nov 7 – Nov 13)</text:p>
          </table:table-cell>
          <table:table-cell table:style-name="Table1.A1" office:value-type="string">
            <text:p text:style-name="P10"><text:span text:style-name="T12">3</text:span> for Coding; 8 for Writing</text:p>
          </table:table-cell>
          <table:table-cell table:style-name="Table1.A1" office:value-type="string">
            <text:p text:style-name="P11">76</text:p>
          </table:table-cell>
        </table:table-row>
        <table:table-row table:style-name="TableLine94344250464288">
          <table:table-cell table:style-name="Table1.A1" office:value-type="string">
            <text:p text:style-name="P10">Week 8 (Nov 14 – Nov 20)</text:p>
          </table:table-cell>
          <table:table-cell table:style-name="Table1.A1" office:value-type="string">
            <text:p text:style-name="P10">1<text:span text:style-name="T12">0</text:span> for Writing; <text:span text:style-name="T12">1</text:span> for Coding</text:p>
          </table:table-cell>
          <table:table-cell table:style-name="Table1.A1" office:value-type="string">
            <text:p text:style-name="P11">87</text:p>
          </table:table-cell>
        </table:table-row>
        <table:table-row table:style-name="TableLine94344250465184">
          <table:table-cell table:style-name="Table1.A1" office:value-type="string">
            <text:p text:style-name="P10">Week 9 (Nov 21 – Nov 27)</text:p>
          </table:table-cell>
          <table:table-cell table:style-name="Table1.A1" office:value-type="string">
            <text:p text:style-name="P10">1<text:span text:style-name="T12">1</text:span> for Presentation</text:p>
          </table:table-cell>
          <table:table-cell table:style-name="Table1.A1" office:value-type="string">
            <text:p text:style-name="P11">98</text:p>
          </table:table-cell>
        </table:table-row>
        <table:table-row table:style-name="TableLine94344250466160">
          <table:table-cell table:style-name="Table1.A1" office:value-type="string">
            <text:p text:style-name="P10">Week 10 (Nov 28 – Dec 4)</text:p>
          </table:table-cell>
          <table:table-cell table:style-name="Table1.A1" office:value-type="string">
            <text:p text:style-name="P10"><text:span text:style-name="T12">6</text:span> for Tweaking Paper; 5 Presentation Prep</text:p>
          </table:table-cell>
          <table:table-cell table:style-name="Table1.A1" office:value-type="string">
            <text:p text:style-name="P11">109</text:p>
          </table:table-cell>
        </table:table-row>
        <table:table-row table:style-name="TableLine94344250461872">
          <table:table-cell table:style-name="Table1.A1" office:value-type="string">
            <text:p text:style-name="P10">Week 11 (Dec 5 – Dec 9)</text:p>
          </table:table-cell>
          <table:table-cell table:style-name="Table1.A1" office:value-type="string">
            <text:p text:style-name="P10">1<text:span text:style-name="T12">1</text:span> for Tweaking Paper</text:p>
          </table:table-cell>
          <table:table-cell table:style-name="Table1.A1" office:value-type="string">
            <text:p text:style-name="P11">120</text:p>
          </table:table-cell>
        </table:table-row>
      </table:table>
      <text:p text:style-name="P9"/>
      <text:p text:style-name="P12">Total Hours: 120</text:p>
      <text:p text:style-name="P9"/>
      <text:p text:style-name="P9">References</text:p>
      <text:p text:style-name="P1"/>
      <text:p text:style-name="P1"><text:a xlink:type="simple" xlink:href="https://en.wikipedia.org/wiki/Long_short-term_memory" text:style-name="Internet_20_link" text:visited-style-name="Visited_20_Internet_20_Link">https://en.wikipedia.org/wiki/Long_short-term_memory</text:a></text:p>
      <text:p text:style-name="P1"><text:a xlink:type="simple" xlink:href="https://finance.yahoo.com/quote/BB/history?period1=918086400&amp;period2=1632787200&amp;interval=1d&amp;filter=history&amp;frequency=1d&amp;includeAdjustedClose=true" text:style-name="Internet_20_link" text:visited-style-name="Visited_20_Internet_20_Link">https://finance.yahoo.com/quote/BB/history?period1=918086400&amp;period2=1632787200&amp;interval=1d&amp;filter=history&amp;frequency=1d&amp;includeAdjustedClose=true</text:a></text:p>
      <text:p text:style-name="P1"><text:a xlink:type="simple" xlink:href="https://www.analyticsvidhya.com/blog/2017/12/fundamentals-of-deep-learning-introduction-to-lstm/" text:style-name="Internet_20_link" text:visited-style-name="Visited_20_Internet_20_Link">https://www.analyticsvidhya.com/blog/2017/12/fundamentals-of-deep-learning-introduction-to-lstm/</text:a></text:p>
      <text:p text:style-name="P1"><text:a xlink:type="simple" xlink:href="https://machinelearningmastery.com/time-series-prediction-lstm-recurrent-neural-networks-python-keras/" text:style-name="Internet_20_link" text:visited-style-name="Visited_20_Internet_20_Link">https://machinelearningmastery.com/time-series-prediction-lstm-recurrent-neural-networks-python-keras/</text:a></text:p>
      <text:p text:style-name="P1">Stock price prediction using BERT and GAN, Priyank Sonkiya and Vikas Bajpai and Anukriti Bansal,</text:p>
      <text:p text:style-name="P1">2021,2107.09055,arXiv,q-fin.ST</text:p>
      <text:p text:style-name="P1">Design and Analysis of Robust Deep Learning Models for Stock Price Prediction, Jaydip Sen and Sidra Mehtab,2021,2106.09664,arXiv,q-fin.ST</text:p>
      <text:p text:style-name="P1">Convolutional Neural Network(CNN/ConvNet) in Stock Price Movement Prediction, Kunal Bhardwaj,</text:p>
      <text:p text:style-name="P1">2021,2106.01920,arXiv,cs.NE</text:p>
      <text:p text:style-name="P1">S&amp;P 500 Stock Price Prediction Using Technical, Fundamental and Text Data,Shan Zhong and David B. Hitchcock,2021,2108.10826,arXiv,stat.ML</text:p>
      <text:p text:style-name="P1"><text:a xlink:type="simple" xlink:href="https://neptune.ai/blog/predicting-stock-prices-using-machine-learning" text:style-name="Internet_20_link" text:visited-style-name="Visited_20_Internet_20_Link">https://neptune.ai/blog/predicting-stock-prices-using-machine-learning</text:a></text:p>
      <text:p text:style-name="P1"><text:a xlink:type="simple" xlink:href="https://towardsdatascience.com/synthetic-time-series-data-a-gan-approach-869a984f2239" text:style-name="Internet_20_link" text:visited-style-name="Visited_20_Internet_20_Link">https://towardsdatascience.com/synthetic-time-series-data-a-gan-approach-869a984f2239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8T16:18:20.372906859</meta:creation-date>
    <dc:date>2021-09-29T13:09:02.475181059</dc:date>
    <meta:editing-duration>PT2H34M39S</meta:editing-duration>
    <meta:editing-cycles>5</meta:editing-cycles>
    <meta:generator>LibreOffice/7.1.5.2$Linux_X86_64 LibreOffice_project/10$Build-2</meta:generator>
    <meta:document-statistic meta:table-count="1" meta:image-count="0" meta:object-count="0" meta:page-count="3" meta:paragraph-count="62" meta:word-count="504" meta:character-count="3467" meta:non-whitespace-character-count="3007"/>
  </office:meta>
</office:document-meta>
</file>